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zirmatn" svg:font-family="Vazirmatn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paragraph-properties fo:margin-top="0in" fo:margin-bottom="0.1965in" style:contextual-spacing="false"/>
      <style:text-properties fo:font-size="14pt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4pt" officeooo:paragraph-rsid="0018d61e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officeooo:paragraph-rsid="0018d61e"/>
    </style:style>
    <style:style style:name="P5" style:family="paragraph" style:parent-style-name="Standard">
      <style:paragraph-properties fo:text-align="end" style:justify-single-word="false"/>
      <style:text-properties fo:font-size="24pt" officeooo:rsid="0018d61e" officeooo:paragraph-rsid="0018d61e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4pt" officeooo:rsid="0018d61e" officeooo:paragraph-rsid="0018d61e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24pt" officeooo:rsid="00192c94" officeooo:paragraph-rsid="00192c94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24pt" officeooo:rsid="0019ea1f" officeooo:paragraph-rsid="0019ea1f" style:font-size-asian="21pt" style:font-size-complex="2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8d61e" officeooo:paragraph-rsid="0018d61e" style:font-size-asian="14pt" style:font-size-complex="14pt"/>
    </style:style>
    <style:style style:name="T1" style:family="text">
      <style:text-properties officeooo:rsid="0018d61e"/>
    </style:style>
    <style:style style:name="T2" style:family="text">
      <style:text-properties style:font-name-complex="Vazirmatn"/>
    </style:style>
    <style:style style:name="T3" style:family="text">
      <style:text-properties fo:font-size="30pt" fo:font-weight="bold" officeooo:rsid="0018d61e" style:font-size-asian="30pt" style:font-weight-asian="bold" style:font-name-complex="Vazirmatn" style:font-size-complex="30pt" style:font-weight-complex="bold"/>
    </style:style>
    <style:style style:name="T4" style:family="text">
      <style:text-properties fo:font-size="30pt" fo:font-weight="normal" officeooo:rsid="0018d61e" style:font-size-asian="30pt" style:font-weight-asian="normal" style:font-name-complex="Vazirmatn" style:font-size-complex="30pt" style:font-weight-complex="normal"/>
    </style:style>
    <style:style style:name="T5" style:family="text">
      <style:text-properties fo:font-size="30pt" style:text-underline-style="none" fo:font-weight="normal" officeooo:rsid="0018d61e" style:font-size-asian="30pt" style:font-weight-asian="normal" style:font-name-complex="Vazirmatn" style:font-size-complex="3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<text:s/></text:span><text:a xlink:type="simple" xlink:href="https://emojipedia.org/dolphin/" text:style-name="Internet_20_link" text:visited-style-name="Visited_20_Internet_20_Link"><text:span text:style-name="T5">🐬</text:span></text:a><text:span text:style-name="T3">آموزش داکر عملی قسمت 1</text:span></text:p>
      <text:p text:style-name="P5"><text:span text:style-name="T2"><text:s text:c="2"/>آماده سازی + داکرایز کردن پروژه جنگو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1.Separate Settings</text:p>
      <text:p text:style-name="P7">dev / prod / test</text:p>
      <text:p text:style-name="P8">enviroment configure</text:p>
      <text:p text:style-name="P6"/>
      <text:p text:style-name="P6">2. Dockerize Django App</text:p>
      <text:p text:style-name="P3"><text:span text:style-name="T1">FROM python:3.8</text:span></text:p>
      <text:p text:style-name="P1"/>
      <text:p text:style-name="P1">ENV PIP_DISABLE_PIP_VERSION_CHECK 1</text:p>
      <text:p text:style-name="P1">ENV PYTHONDONTWRITEBYTECODE 1</text:p>
      <text:p text:style-name="P1">ENV PYTHONUNBUFFERED 1</text:p>
      <text:p text:style-name="P1"/>
      <text:p text:style-name="P1"/>
      <text:p text:style-name="P1">WORKDIR /code</text:p>
      <text:p text:style-name="P1"/>
      <text:p text:style-name="P1">COPY ./requirements.txt .</text:p>
      <text:p text:style-name="P1">RUN pip install -r requirements.txt</text:p>
      <text:p text:style-name="P1"/>
      <text:p text:style-name="P1"/>
      <text:p text:style-name="P2">COPY . 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zirmatn" svg:font-family="Vazirmat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5:02:04.658727666</meta:creation-date>
    <dc:date>2023-06-19T15:20:34.996855154</dc:date>
    <meta:editing-duration>PT18M30S</meta:editing-duration>
    <meta:editing-cycles>3</meta:editing-cycles>
    <meta:generator>LibreOffice/7.5.3.2$Linux_X86_64 LibreOffice_project/50$Build-2</meta:generator>
    <meta:document-statistic meta:table-count="0" meta:image-count="0" meta:object-count="0" meta:page-count="2" meta:paragraph-count="14" meta:word-count="49" meta:character-count="323" meta:non-whitespace-character-count="285"/>
  </office:meta>
</office:document-meta>
</file>